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deb6" officeooo:paragraph-rsid="000adeb6"/>
    </style:style>
    <style:style style:name="P2" style:family="paragraph" style:parent-style-name="Standard">
      <style:text-properties officeooo:rsid="000c5d8f" officeooo:paragraph-rsid="000c5d8f"/>
    </style:style>
    <style:style style:name="P3" style:family="paragraph" style:parent-style-name="Standard">
      <style:text-properties officeooo:rsid="000f2368" officeooo:paragraph-rsid="000f2368"/>
    </style:style>
    <style:style style:name="P4" style:family="paragraph" style:parent-style-name="Standard">
      <style:text-properties officeooo:rsid="000f2d6a" officeooo:paragraph-rsid="000f2d6a"/>
    </style:style>
    <style:style style:name="P5" style:family="paragraph" style:parent-style-name="Heading_20_2">
      <style:text-properties officeooo:rsid="000f2d6a" officeooo:paragraph-rsid="000f2d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Workflows used for Gamma Log Facies competion</text:h>
      <text:h text:style-name="Heading_20_2" text:outline-level="2"/>
      <text:h text:style-name="Heading_20_2" text:outline-level="2">Initial data exploration:</text:h>
      <text:p text:style-name="P3"/>
      <text:p text:style-name="P3">00_0_EDA.ipynb</text:p>
      <text:p text:style-name="P3"/>
      <text:p text:style-name="P3">Review of fast-fourier transforms for signal band-pass filtering</text:p>
      <text:p text:style-name="P3"/>
      <text:p text:style-name="P3">00_1_signal_analysis.ipynb</text:p>
      <text:p text:style-name="P3">00_1_signal_analysis-script.py</text:p>
      <text:p text:style-name="P3">00_2_signal_fft_20191209.ipynb</text:p>
      <text:p text:style-name="P3"/>
      <text:p text:style-name="P3">Plan was to incorporate band-pass filtered signals as augmentation dataset, but ran out of time to use these.</text:p>
      <text:p text:style-name="P3"/>
      <text:p text:style-name="P3"/>
      <text:h text:style-name="Heading_20_2" text:outline-level="2">High resolution cropped images</text:h>
      <text:p text:style-name="P4"/>
      <text:p text:style-name="P4"/>
      <text:p text:style-name="Standard"/>
      <text:p text:style-name="Standard">01_02_1_mask_processing_2200_cropped.ipynb</text:p>
      <text:p text:style-name="Standard"/>
      <text:p text:style-name="P1">Convert the colours of masks from 0-255 scale to 0-7 scale. This is required for fastai.</text:p>
      <text:p text:style-name="P1"/>
      <text:p text:style-name="P4">Generate validation splits</text:p>
      <text:p text:style-name="P4"/>
      <text:p text:style-name="P4">01_01_512_cropped_validation_sets.ipynb</text:p>
      <text:p text:style-name="P1"/>
      <text:p text:style-name="P2">Train model using ResNet34 here:</text:p>
      <text:p text:style-name="P2"/>
      <text:p text:style-name="P2">02_10_0_512_resnet50_masked_tab20_crop.ipyn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5:15:02.123230917</meta:creation-date>
    <dc:date>2019-12-22T17:00:57.268497642</dc:date>
    <meta:editing-duration>PT35M3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71" meta:character-count="644" meta:non-whitespace-character-count="588"/>
  </office:meta>
</office:document-meta>
</file>